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halkduster" svg:font-family="Chalkduster"/>
    <style:font-face style:name="Times" svg:font-family="Times"/>
    <style:font-face style:name="Arial1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halkduster" fo:font-size="10pt"/>
    </style:style>
    <style:style style:name="P2" style:family="paragraph" style:parent-style-name="Standard">
      <style:paragraph-properties style:line-height-at-least="0.529cm"/>
      <style:text-properties fo:color="#000000" style:font-name="Arial" fo:font-size="15pt" fo:letter-spacing="normal" style:font-size-asian="15pt" style:font-size-complex="15pt"/>
    </style:style>
    <style:style style:name="P3" style:family="paragraph" style:parent-style-name="Standard">
      <style:paragraph-properties style:line-height-at-least="0.529cm"/>
      <style:text-properties fo:color="#000000" style:font-name="Arial" fo:font-size="15pt" fo:letter-spacing="normal" officeooo:paragraph-rsid="000e225b" style:font-size-asian="15pt" style:font-size-complex="15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halkduster" fo:font-size="2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Chalkduster" fo:font-size="16pt" officeooo:rsid="000fbfda" officeooo:paragraph-rsid="000fbfda" style:font-size-asian="14pt" style:font-size-complex="16pt"/>
    </style:style>
    <style:style style:name="P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Arial1" fo:font-size="15pt" officeooo:rsid="000fbfda" officeooo:paragraph-rsid="000fbfda" style:font-size-asian="15pt" style:font-size-complex="15pt"/>
    </style:style>
    <style:style style:name="P7" style:family="paragraph" style:parent-style-name="Standard">
      <style:paragraph-properties style:line-height-at-least="0.529cm"/>
      <style:text-properties style:font-name="Arial" fo:font-size="15pt" style:font-size-asian="15pt" style:font-size-complex="15pt"/>
    </style:style>
    <style:style style:name="T1" style:family="text">
      <style:text-properties fo:letter-spacing="normal"/>
    </style:style>
    <style:style style:name="T2" style:family="text">
      <style:text-properties fo:color="#000000" fo:letter-spacing="normal"/>
    </style:style>
    <style:style style:name="T3" style:family="text">
      <style:text-properties officeooo:rsid="000fbfda"/>
    </style:style>
    <style:style style:name="T4" style:family="text">
      <style:text-properties style:font-name="Arial1"/>
    </style:style>
    <style:style style:name="T5" style:family="text">
      <style:text-properties style:font-name="Arial1" fo:font-size="15pt" style:font-size-asian="13.1000003814697pt" style:font-size-complex="15pt"/>
    </style:style>
    <style:style style:name="T6" style:family="text">
      <style:text-properties style:font-name="Arial1" fo:font-size="18pt" officeooo:rsid="000fbfda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d me</text:p>
      <text:p text:style-name="P5"/>
      <text:p text:style-name="P6">Run “Interface” to start.</text:p>
      <text:p text:style-name="P1"><text:span text:style-name="T6"/></text:p>
      <text:p text:style-name="P2">Abbreviations for cube change-methods:</text:p>
      <text:p text:style-name="P2"><text:tab/>C <text:tab/>= <text:tab/>Cube</text:p>
      <text:p text:style-name="P2"><text:tab/>T <text:tab/>= <text:tab/>Turn</text:p>
      <text:p text:style-name="P2"><text:tab/>R <text:tab/>= <text:tab/>Rotate(If first letter) / Right(If not first letter)</text:p>
      <text:p text:style-name="P2"><text:tab/>L<text:tab/>=<text:tab/>Left</text:p>
      <text:p text:style-name="P7"><text:span text:style-name="T2"><text:tab/>U<text:tab/>=<text:tab/>Up / Upper(</text:span><text:span text:style-name="T1">If found before a P</text:span><text:span text:style-name="T2">)</text:span></text:p>
      <text:p text:style-name="P3"><text:tab/>D<text:tab/>=<text:tab/>Down / <text:s/>Lower</text:p>
      <text:p text:style-name="P2"><text:tab/>P<text:tab/>=<text:tab/>Part</text:p>
      <text:p text:style-name="P2"><text:tab/>M<text:tab/>= <text:tab/>Middle</text:p>
      <text:p text:style-name="P2"/>
      <text:p text:style-name="P2"><text:tab/>Example: TRPU = Turn Right Part 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halkduster" svg:font-family="Chalkduster"/>
    <style:font-face style:name="Times" svg:font-family="Times"/>
    <style:font-face style:name="Arial1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MacOSX_X86_64 LibreOffice_project/7a864d8825610a8c07cfc3bc01dd4fce6a9447e5</meta:generator>
    <dc:date>2016-10-23T20:12:38.596440000</dc:date>
    <meta:editing-duration>PT2M13S</meta:editing-duration>
    <meta:editing-cycles>2</meta:editing-cycles>
    <meta:document-statistic meta:table-count="0" meta:image-count="0" meta:object-count="0" meta:page-count="1" meta:paragraph-count="12" meta:word-count="56" meta:character-count="270" meta:non-whitespace-character-count="209"/>
  </office:meta>
</office:document-meta>
</file>